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6pt" style:font-size-asian="16pt" style:font-size-complex="16pt"/>
    </style:style>
    <style:style style:name="P2" style:parent-style-name="Normal" style:family="paragraph">
      <style:text-properties fo:font-size="16pt" style:font-size-asian="16pt" style:font-size-complex="16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T9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0" style:parent-style-name="DefaultParagraphFont" style:family="text">
      <style:text-properties fo:font-size="14pt" style:font-size-asian="14pt" style:font-size-complex="14pt"/>
    </style:style>
    <style:style style:name="T11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T1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4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5" style:parent-style-name="DefaultParagraphFont" style:family="text">
      <style:text-properties fo:font-size="14pt" style:font-size-asian="14pt" style:font-size-complex="14pt"/>
    </style:style>
    <style:style style:name="P16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Database Info</text:p>
      <text:p text:style-name="P2"/>
      <text:p text:style-name="P3">Database Name: test</text:p>
      <text:p text:style-name="P4">Username: root</text:p>
      <text:p text:style-name="P5">Password: (no password)</text:p>
      <text:p text:style-name="P6"/>
      <text:p text:style-name="P7">Tables</text:p>
      <text:p text:style-name="P8"/>
      <text:p text:style-name="Normal"><text:span text:style-name="T9">contacts<text:s/></text:span><text:span text:style-name="T10">table contains id (int(6) this is an auto incremented primary key) first (varchar(20)) second (varchar(30)) email (varchar(30)) and message (varchar(120))<text:s/></text:span></text:p>
      <text:p text:style-name="Normal"><text:span text:style-name="T11">favourites</text:span><text:span text:style-name="T12"><text:s/>table contains search (varchar(30) this is set as unique so their cannot be multiple of the same search) and value (int(30)) this is set to 1 and adds one to its count each time a non-unique search term is added to the database)</text:span></text:p>
      <text:p text:style-name="Normal"><text:span text:style-name="T13">survey</text:span><text:span text:style-name="T14"><text:s/></text:span><text:span text:style-name="T15">table contains id (int(6) this is an auto incremented primary key) role (varchar(10)) useful (varchar(5)) why (varchar(120)) uses(varchar(60)) <text:s/>and comments (varchar(120))<text:s/></text:span></text:p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wen Cannon</meta:initial-creator>
    <dc:creator>Owen Cannon</dc:creator>
    <meta:creation-date>2016-12-15T04:15:00Z</meta:creation-date>
    <dc:date>2016-12-15T04:25:00Z</dc:date>
    <meta:template xlink:href="Normal" xlink:type="simple"/>
    <meta:editing-cycles>1</meta:editing-cycles>
    <meta:editing-duration>PT600S</meta:editing-duration>
    <meta:document-statistic meta:page-count="1" meta:paragraph-count="1" meta:word-count="99" meta:character-count="668" meta:row-count="4" meta:non-whitespace-character-count="570"/>
  </office:meta>
</office:document-meta>
</file>